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Horizontal_20_Line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6pt" officeooo:rsid="0010ae12" officeooo:paragraph-rsid="0010ae12" style:font-size-asian="16pt" style:font-size-complex="16pt"/>
    </style:style>
    <style:style style:name="P5" style:family="paragraph" style:parent-style-name="Standard">
      <style:text-properties fo:font-size="16pt" fo:font-weight="bold" officeooo:rsid="0010ae12" officeooo:paragraph-rsid="0010ae12" style:font-size-asian="16pt" style:font-weight-asian="bold" style:font-size-complex="16pt" style:font-weight-complex="bold"/>
    </style:style>
    <style:style style:name="P6" style:family="paragraph" style:parent-style-name="Footer">
      <style:text-properties style:font-name="Arial" fo:font-size="8pt" fo:font-weight="bold" officeooo:paragraph-rsid="0010ae12" style:font-size-asian="8pt" style:font-weight-asian="bold" style:font-size-complex="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10ae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eived the amount of $15000.00 for full payment of MY2014 Triumph Tiger 800XC from Bruce Roeger of 671 Flinders Highway Hawson SA 5607</text:p>
      <text:p text:style-name="P4"/>
      <text:p text:style-name="P5">Details</text:p>
      <text:p text:style-name="P4">Triumph Tiger 800XC</text:p>
      <text:p text:style-name="P4">Colour: Green</text:p>
      <text:p text:style-name="P4">VIN: SMTTRE06B8E622267</text:p>
      <text:p text:style-name="P4">Engine number: B623616</text:p>
      <text:p text:style-name="P4">Queensland Registration: 149KQ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8pt" fo:font-weight="bold" officeooo:paragraph-rsid="0010ae12" style:font-size-asian="8pt" style:font-weight-asian="bold" style:font-size-complex="8pt" style:font-weight-complex="bold"/>
    </style:style>
    <style:style style:name="MP2" style:family="paragraph" style:parent-style-name="Footer">
      <style:text-properties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Horizontal_20_Line">
      <style:text-properties style:font-name="Arial" fo:font-size="8pt" fo:font-weight="bold" style:font-size-asian="8pt" style:font-weight-asian="bold" style:font-size-complex="8pt" style:font-weight-complex="bold"/>
    </style:style>
    <style:style style:name="MP4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10ae12"/>
    </style:style>
    <style:style style:name="MT2" style:family="text"/>
    <style:style style:name="MT3" style:family="text">
      <style:text-properties style:text-underline-style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7 Cabrilla St</text:span></text:p>
        <text:p text:style-name="MP1"><text:span text:style-name="MT1">Everton Hills Q 4053</text:span><text:tab/><text:tab/>e: <text:a xlink:type="simple" xlink:href="mailto:tmorris@tmorris.net">tmorris@tmorris.net</text:a></text:p>
        <text:p text:style-name="MP2"><text:tab/><text:tab/>w: <text:a xlink:type="simple" xlink:href="http://tmorris.net/">http://tmorris.net/</text:a></text:p>
        <text:p text:style-name="MP3"/>
        <text:p text:style-name="MP4"><text:date style:data-style-name="N76" text:date-value="2014-06-25T17:18:29.152807155" text:fixed="true">25 June 2014</text:date></text:p>
      </style:header>
      <style:footer>
        <text:p text:style-name="MP2"><text:span text:style-name="MT3"><text:tab/>Page </text:span><text:span text:style-name="MT3"><text:page-number text:select-page="current">1</text:page-number></text:span><text:span text:style-name="MT3"> of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18:29.587886641</meta:creation-date>
    <meta:editing-duration>P0D</meta:editing-duration>
    <meta:editing-cycles>2</meta:editing-cycles>
    <meta:generator>LibreOffice/4.2.3.3$Linux_X86_64 LibreOffice_project/420m0$Build-3</meta:generator>
    <meta:initial-creator>Tony Morris</meta:initial-creator>
    <meta:printed-by>Tony Morris</meta:printed-by>
    <meta:print-date>2014-06-25T17:21:57.770662722</meta:print-date>
    <dc:date>2014-06-25T17:22:39.594513190</dc:date>
    <dc:creator>Tony Morris</dc:creator>
    <meta:document-statistic meta:table-count="0" meta:image-count="0" meta:object-count="0" meta:page-count="1" meta:paragraph-count="12" meta:word-count="55" meta:character-count="354" meta:non-whitespace-character-count="307"/>
  </office:meta>
</office:document-meta>
</file>